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11"/>
  <manifest:file-entry manifest:media-type="" manifest:full-path="ObjectReplacements/OleObj8"/>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11"/>
  <manifest:file-entry manifest:media-type="application/octet-stream" manifest:full-path="OleObj8"/>
  <manifest:file-entry manifest:media-type="application/binary" manifest:full-path="layout-cache"/>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egoe Print" svg:font-family="'Segoe Print'"/>
    <style:font-face style:name="Symbol" svg:font-family="Symbol"/>
    <style:font-face style:name="Arial" svg:font-family="Arial, Arial" style:font-family-generic="swiss"/>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2"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3" style:family="paragraph" style:parent-style-name="Standard">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weight-asian="normal" style:font-name-complex="Calibri1" style:font-size-complex="11pt" style:font-weight-complex="normal"/>
    </style:style>
    <style:style style:name="P4" style:family="paragraph" style:parent-style-name="Standard">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5" style:family="paragraph" style:parent-style-name="Standard">
      <style:paragraph-properties fo:margin-top="0in" fo:margin-bottom="0.139in" fo:line-height="115%" fo:text-align="start" style:justify-single-word="false"/>
      <style:text-properties style:use-window-font-color="true" style:font-name="Calibri" fo:font-size="11pt" fo:font-weight="normal" fo:background-color="transparent" style:font-name-asian="Segoe Print" style:font-size-asian="11pt" style:font-name-complex="Segoe Print" style:font-size-complex="11pt"/>
    </style:style>
    <style:style style:name="P6" style:family="paragraph" style:parent-style-name="Standard">
      <style:paragraph-properties fo:margin-top="0in" fo:margin-bottom="0.139in" fo:line-height="115%" fo:text-align="start" style:justify-single-word="false"/>
      <style:text-properties style:use-window-font-color="true" style:font-name="Calibri" fo:font-size="11pt" fo:font-weight="bold" fo:background-color="transparent" style:font-name-asian="Calibri1" style:font-size-asian="11pt" style:font-name-complex="Calibri1" style:font-size-complex="11pt"/>
    </style:style>
    <style:style style:name="P7" style:family="paragraph" style:parent-style-name="Standard">
      <style:paragraph-properties fo:margin-top="0in" fo:margin-bottom="0.139in" fo:line-height="115%" fo:text-align="start" style:justify-single-word="false"/>
      <style:text-properties style:use-window-font-color="true" style:font-name="Calibri" fo:font-size="11pt" fo:font-weight="bold" fo:background-color="transparent" style:font-name-asian="Calibri1" style:font-size-asian="11pt" style:font-weight-asian="bold" style:font-name-complex="Calibri1" style:font-size-complex="11pt" style:font-weight-complex="bold"/>
    </style:style>
    <style:style style:name="P8" style:family="paragraph" style:parent-style-name="Standard">
      <style:paragraph-properties fo:margin-top="0in" fo:margin-bottom="0.139in" fo:line-height="115%" fo:text-align="start" style:justify-single-word="false"/>
      <style:text-properties style:use-window-font-color="true" style:font-name="Calibri" fo:font-size="11pt" fo:font-weight="bold" fo:background-color="transparent" style:font-name-asian="Segoe Print" style:font-size-asian="11pt" style:font-weight-asian="bold" style:font-name-complex="Segoe Print" style:font-size-complex="11pt" style:font-weight-complex="bold"/>
    </style:style>
    <style:style style:name="P9" style:family="paragraph" style:parent-style-name="Standard">
      <style:paragraph-properties fo:margin-top="0in" fo:margin-bottom="0.139in" fo:line-height="115%" fo:text-align="start" style:justify-single-word="false"/>
      <style:text-properties fo:color="#000000" style:font-name="Calibri" fo:font-size="11pt" fo:font-weight="bold" style:font-name-asian="Arial" style:font-size-asian="11pt" style:font-weight-asian="bold" style:font-name-complex="Arial" style:font-size-complex="11pt" style:font-weight-complex="bold"/>
    </style:style>
    <style:style style:name="P10" style:family="paragraph" style:parent-style-name="Standard">
      <style:paragraph-properties fo:margin-top="0in" fo:margin-bottom="0.139in" fo:line-height="115%" fo:text-align="start" style:justify-single-word="false"/>
      <style:text-properties style:font-name="Calibri" fo:font-size="11pt" style:font-size-asian="11pt" style:font-size-complex="11pt"/>
    </style:style>
    <style:style style:name="P11" style:family="paragraph" style:parent-style-name="Standard">
      <style:paragraph-properties fo:margin-top="0in" fo:margin-bottom="0.139in" fo:line-height="115%" fo:text-align="start" style:justify-single-word="false"/>
      <style:text-properties style:font-name="Calibri" fo:font-size="11pt" fo:font-weight="normal" style:font-size-asian="11pt" style:font-weight-asian="normal" style:font-size-complex="11pt" style:font-weight-complex="normal"/>
    </style:style>
    <style:style style:name="P12"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 fo:font-size="11pt" fo:font-weight="normal" fo:background-color="transparent" style:font-name-asian="Calibri1" style:font-size-asian="11pt" style:font-name-complex="Calibri1" style:font-size-complex="11pt"/>
    </style:style>
    <style:style style:name="P13" style:family="paragraph" style:parent-style-name="Standard">
      <style:paragraph-properties fo:margin-left="0.5in" fo:margin-right="0in" fo:margin-top="0in" fo:margin-bottom="0.139in" fo:line-height="115%" fo:text-align="start" style:justify-single-word="false" fo:text-indent="0in" style:auto-text-indent="false"/>
      <style:text-properties style:font-name="Calibri" fo:font-size="11pt" style:font-size-asian="11pt" style:font-size-complex="11pt"/>
    </style:style>
    <style:style style:name="P14" style:family="paragraph" style:parent-style-name="Standard">
      <style:text-properties style:use-window-font-color="true" style:font-name="Calibri" fo:font-size="11pt" fo:font-weight="bold" fo:background-color="transparent" style:font-name-asian="Calibri1" style:font-size-asian="11pt" style:font-name-complex="Calibri1" style:font-size-complex="11pt"/>
    </style:style>
    <style:style style:name="P15" style:family="paragraph" style:parent-style-name="Standard" style:list-style-name="L1">
      <style:text-properties style:font-name="Calibri" fo:font-size="11pt" style:font-size-asian="11pt" style:font-size-complex="11pt"/>
    </style:style>
    <style:style style:name="P16" style:family="paragraph" style:parent-style-name="Standard" style:list-style-name="L1">
      <style:text-properties style:use-window-font-color="true" style:font-name="Calibri" fo:font-size="11pt" fo:font-weight="bold" fo:background-color="transparent" style:font-name-asian="Calibri1" style:font-size-asian="11pt" style:font-name-complex="Calibri1" style:font-size-complex="11pt"/>
    </style:style>
    <style:style style:name="P17" style:family="paragraph" style:parent-style-name="Standard" style:list-style-name="L2">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18" style:family="paragraph" style:parent-style-name="Standard" style:list-style-name="L3">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19" style:family="paragraph" style:parent-style-name="Standard" style:list-style-name="L4">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20" style:family="paragraph" style:parent-style-name="Standard" style:list-style-name="L5">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21" style:family="paragraph" style:parent-style-name="Standard" style:list-style-name="L7">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22" style:family="paragraph" style:parent-style-name="Standard" style:list-style-name="L8">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23" style:family="paragraph" style:parent-style-name="Standard" style:list-style-name="L9">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name-complex="Calibri1" style:font-size-complex="11pt"/>
    </style:style>
    <style:style style:name="P24" style:family="paragraph" style:parent-style-name="Standard" style:list-style-name="L6">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1" style:font-size-asian="11pt" style:font-weight-asian="normal" style:font-name-complex="Calibri1" style:font-size-complex="11pt" style:font-weight-complex="normal"/>
    </style:style>
    <style:style style:name="P25" style:family="paragraph" style:parent-style-name="Standard" style:list-style-name="L5">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6" style:family="paragraph" style:parent-style-name="Standard" style:list-style-name="L2">
      <style:paragraph-properties fo:margin-top="0in" fo:margin-bottom="0.139in" fo:line-height="115%" fo:text-align="start" style:justify-single-word="false"/>
      <style:text-properties style:font-name="Calibri" fo:font-size="11pt" style:font-size-asian="11pt" style:font-size-complex="11pt"/>
    </style:style>
    <style:style style:name="P27" style:family="paragraph" style:parent-style-name="Standard" style:list-style-name="L4">
      <style:paragraph-properties fo:margin-top="0in" fo:margin-bottom="0.139in" fo:line-height="115%" fo:text-align="start" style:justify-single-word="false"/>
      <style:text-properties style:font-name="Calibri" fo:font-size="11pt" style:font-size-asian="11pt" style:font-size-complex="11pt"/>
    </style:style>
    <style:style style:name="P28" style:family="paragraph" style:parent-style-name="Standard" style:list-style-name="L5">
      <style:paragraph-properties fo:margin-top="0in" fo:margin-bottom="0.139in" fo:line-height="115%" fo:text-align="start" style:justify-single-word="false"/>
      <style:text-properties style:font-name="Calibri" fo:font-size="11pt" style:font-size-asian="11pt" style:font-size-complex="11pt"/>
    </style:style>
    <style:style style:name="P29" style:family="paragraph" style:parent-style-name="Standard" style:list-style-name="L6">
      <style:paragraph-properties fo:margin-top="0in" fo:margin-bottom="0.139in" fo:line-height="115%" fo:text-align="start" style:justify-single-word="false"/>
      <style:text-properties style:font-name="Calibri" fo:font-size="11pt" style:font-name-asian="Calibri1" style:font-size-asian="11pt" style:font-name-complex="Calibri1" style:font-size-complex="11pt"/>
    </style:style>
    <style:style style:name="P30" style:family="paragraph" style:parent-style-name="Standard" style:list-style-name="L6">
      <style:paragraph-properties fo:margin-top="0in" fo:margin-bottom="0.139in" fo:line-height="115%" fo:text-align="start" style:justify-single-word="false"/>
      <style:text-properties style:font-name="Calibri" fo:font-size="11pt" fo:language="en" fo:country="none" style:font-name-asian="Segoe Print" style:font-size-asian="11pt" style:font-name-complex="Segoe Print" style:font-size-complex="11pt"/>
    </style:style>
    <style:style style:name="P31" style:family="paragraph" style:parent-style-name="Standard" style:list-style-name="L2">
      <style:paragraph-properties fo:margin-top="0in" fo:margin-bottom="0.139in" fo:line-height="115%" fo:text-align="start" style:justify-single-word="false"/>
      <style:text-properties fo:color="#000000" style:font-name="Calibri" fo:font-size="11pt" fo:font-weight="normal" fo:background-color="transparent" style:font-name-asian="Calibri1" style:font-size-asian="11pt" style:font-name-complex="Calibri1" style:font-size-complex="11pt"/>
    </style:style>
    <style:style style:name="P32" style:family="paragraph" style:parent-style-name="Standard" style:list-style-name="L4">
      <style:paragraph-properties fo:margin-top="0in" fo:margin-bottom="0.139in" fo:line-height="115%" fo:text-align="start" style:justify-single-word="false"/>
    </style:style>
    <style:style style:name="P33" style:family="paragraph" style:parent-style-name="Standard" style:list-style-name="L5">
      <style:paragraph-properties fo:margin-top="0in" fo:margin-bottom="0.139in" fo:line-height="115%" fo:text-align="start" style:justify-single-word="false"/>
    </style:style>
    <style:style style:name="P34" style:family="paragraph" style:parent-style-name="Standard" style:list-style-name="L7">
      <style:paragraph-properties fo:margin-top="0in" fo:margin-bottom="0.139in" fo:line-height="115%" fo:text-align="start" style:justify-single-word="false"/>
    </style:style>
    <style:style style:name="P35" style:family="paragraph" style:parent-style-name="Standard" style:list-style-name="L4">
      <style:paragraph-properties fo:margin-left="0.5in" fo:margin-right="0in" fo:margin-top="0in" fo:margin-bottom="0.139in" fo:line-height="115%" fo:text-align="start" style:justify-single-word="false" fo:text-indent="0in" style:auto-text-indent="false"/>
      <style:text-properties style:use-window-font-color="true" style:font-name="Calibri" fo:font-size="11pt" fo:font-weight="normal" fo:background-color="transparent" style:font-name-asian="Calibri1" style:font-size-asian="11pt" style:font-name-complex="Calibri1" style:font-size-complex="11pt"/>
    </style:style>
    <style:style style:name="T1" style:family="text">
      <style:text-properties style:use-window-font-color="true" fo:font-weight="normal" fo:background-color="transparent" style:font-name-asian="Calibri1" style:font-name-complex="Calibri1"/>
    </style:style>
    <style:style style:name="T2" style:family="text">
      <style:text-properties style:use-window-font-color="true" fo:font-weight="normal" fo:background-color="transparent" style:font-weight-asian="normal" style:font-weight-complex="normal"/>
    </style:style>
    <style:style style:name="T3" style:family="text">
      <style:text-properties style:use-window-font-color="true" fo:font-weight="bold" fo:background-color="transparent" style:font-name-asian="Calibri1" style:font-name-complex="Calibri1"/>
    </style:style>
    <style:style style:name="T4" style:family="text">
      <style:text-properties style:use-window-font-color="true" fo:background-color="transparent" style:font-name-asian="Calibri1" style:font-name-complex="Calibri1"/>
    </style:style>
    <style:style style:name="T5" style:family="text">
      <style:text-properties style:use-window-font-color="true" fo:font-size="12pt" fo:font-weight="bold" fo:background-color="transparent" style:font-name-asian="Calibri1" style:font-size-asian="12pt" style:font-name-complex="Calibri1" style:font-size-complex="12pt"/>
    </style:style>
    <style:style style:name="T6" style:family="text">
      <style:text-properties style:use-window-font-color="true" style:font-name="Calibri" fo:font-size="11pt" fo:font-weight="normal" fo:background-color="transparent" style:font-name-asian="Calibri1" style:font-size-asian="11pt" style:font-name-complex="Calibri1" style:font-size-complex="11pt"/>
    </style:style>
    <style:style style:name="T7" style:family="text">
      <style:text-properties fo:color="#0000ff" style:font-name="Calibri"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11pt" style:font-name-complex="Calibri1" style:font-size-complex="11pt"/>
    </style:style>
    <style:style style:name="T8" style:family="text">
      <style:text-properties fo:font-weight="normal" style:font-weight-asian="normal" style:font-weight-complex="normal"/>
    </style:style>
    <style:style style:name="T9" style:family="text">
      <style:text-properties style:font-weight-asian="bold" style:font-weight-complex="bold"/>
    </style:style>
    <style:style style:name="T10" style:family="text">
      <style:text-properties fo:background-color="transparent"/>
    </style:style>
    <style:style style:name="T11" style:family="text">
      <style:text-properties fo:language="en" fo:country="none" style:font-name-asian="Segoe Print" style:font-name-complex="Segoe Print"/>
    </style:style>
    <style:style style:name="T12" style:family="text">
      <style:text-properties style:font-name="Calibri" fo:font-weight="normal" style:font-size-asian="11pt" style:font-weight-asian="normal" style:font-size-complex="11pt" style:font-weight-complex="normal"/>
    </style:style>
    <style:style style:name="T13" style:family="text">
      <style:text-properties style:font-name="Calibri" fo:font-weight="bold" style:font-size-asian="11pt" style:font-weight-asian="bold" style:font-size-complex="11pt" style:font-weight-complex="bold"/>
    </style:style>
    <style:style style:name="T14" style:family="text">
      <style:text-properties style:font-name="Calibri" style:font-size-asian="11pt" style:font-size-complex="11pt"/>
    </style:style>
    <style:style style:name="T15" style:family="text">
      <style:text-properties style:font-name="Calibri" style:font-size-asian="11pt" style:font-weight-asian="bold" style:font-size-complex="11pt" style:font-weight-complex="bold"/>
    </style:style>
    <style:style style:name="T16" style:family="text">
      <style:text-properties style:font-name="Calibri" fo:font-size="11pt" style:font-size-asian="11pt" style:font-size-complex="11pt"/>
    </style:style>
    <style:style style:name="fr1" style:family="graphic" style:parent-style-name="OLE">
      <style:graphic-properties style:vertical-pos="top" style:vertical-rel="baseline" draw:ole-draw-aspect="1" draw:visible-area-top="0in" draw:visible-area-width="1.9709in" draw:visible-area-height="1.9709in"/>
    </style:style>
    <text:list-style style:name="L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s text:c="20"/></text:span><text:span text:style-name="T3"><text:s/></text:span><text:span text:style-name="T5"><text:s text:c="2"/>ISS Code setup in "ATG UI Codebase Persistent Desktop"</text:span></text:p>
      <text:p text:style-name="P9"><text:span text:style-name="T10">Contents</text:span><text:span text:style-name="T4">:-</text:span></text:p>
      <text:p text:style-name="P11"><text:span text:style-name="T4">1</text:span><text:span text:style-name="T4">. Required Software</text:span></text:p>
      <text:p text:style-name="P3">2. Important point about ATG desktop</text:p>
      <text:p text:style-name="P3">3. Environment setup steps</text:p>
      <text:p text:style-name="P3">4. Codebase setup</text:p>
      <text:p text:style-name="P3">5. Setup using Git bash</text:p>
      <text:p text:style-name="P3">6. Setup Using Eclipse</text:p>
      <text:p text:style-name="P3">7. Error Handing section</text:p>
      <text:p text:style-name="P3"/>
      <text:p text:style-name="P3"/>
      <text:p text:style-name="P3"/>
      <text:p text:style-name="P6">1. Required Software:-</text:p>
      <text:p text:style-name="P6">Note :- No Need to download if all these are available in your system.</text:p>
      <text:p text:style-name="P1"><text:span text:style-name="T14"><text:s/></text:span><text:span text:style-name="T15">NodeJs.msi </text:span><text:span text:style-name="T12">: </text:span><text:a xlink:type="simple" xlink:href="https://nodejs.org/en/download/" text:style-name="Internet_20_link" text:visited-style-name="Visited_20_Internet_20_Link"><text:span text:style-name="T12">https://nodejs.org/en/download/</text:span></text:a><text:span text:style-name="T12">. (Download for Window 32 bit/64 bit as per system configuration.)</text:span></text:p>
      <text:p text:style-name="P6"><text:span text:style-name="T9">Bower </text:span><text:span text:style-name="T8">: Using cmd go to C:\Program Files\nodejs. Run command <text:s/></text:span><text:span text:style-name="T8">“npm install bower -g”. This command will automatically download suitable version as per node version .</text:span></text:p>
      <text:p text:style-name="P6"><text:span text:style-name="T9">Gulp </text:span><text:span text:style-name="T8">: Using cmd go to C:\Program Files\nodejs. Run command <text:s/>“npm install gulp -g”. This command will automatically download suitable version as per node version .</text:span></text:p>
      <text:p text:style-name="P2"><text:span text:style-name="T13">Sublime text 3</text:span><text:span text:style-name="T14"> : </text:span><text:a xlink:type="simple" xlink:href="https://www.sublimetext.com/3" text:style-name="Internet_20_link" text:visited-style-name="Visited_20_Internet_20_Link"><text:span text:style-name="T14">https://www.sublimetext.com/3</text:span></text:a><text:span text:style-name="T14"> . (Download portable version for Window 32 bit/64 bit as per system configuration.)</text:span></text:p>
      <text:p text:style-name="P1"><text:span text:style-name="T15">Git Bash : </text:span><text:a xlink:type="simple" xlink:href="https://git-scm.com/download/win" text:style-name="Internet_20_link" text:visited-style-name="Visited_20_Internet_20_Link"><text:span text:style-name="T12">https://git-scm.com/download/win</text:span></text:a><text:span text:style-name="T12">. Git bash will download automatically according to your system <text:s/>configuration.</text:span></text:p>
      <text:p text:style-name="P6"><text:span text:style-name="T8">2. </text:span>Important point about ATG desktop:-</text:p>
      <text:list xml:id="list7512119538964407770" text:style-name="L1">
        <text:list-item>
          <text:list>
            <text:list-item>
              <text:p text:style-name="P15">Should not install/setup/store anything in "C:" drive . "C:" is master drive for all the ATG desktop and it goes to recycle everyday. </text:p>
            </text:list-item>
            <text:list-item>
              <text:p text:style-name="P15">All below setup need to be done in "D:" drive that is "PersistentDataDisk". This drive is persistent but it can be recycle if any kind of configuration level change will happen for ATG desktop.</text:p>
            </text:list-item>
            <text:list-item>
              <text:p text:style-name="P15">Make sure all the backup most be keep in "G:" drive. This is your share drive space. This is permanent storage.</text:p>
            </text:list-item>
            <text:list-item>
              <text:p text:style-name="P15"><text:soft-page-break/>Should not keep too many things in “G:” drive and also inside profile of “D:” drive. It might create problem during VDI load.</text:p>
              <text:p text:style-name="P16"/>
            </text:list-item>
          </text:list>
        </text:list-item>
      </text:list>
      <text:p text:style-name="P14">3. Environment setup steps:-</text:p>
      <text:p text:style-name="P14"/>
      <text:list xml:id="list7812274390932140279" text:style-name="L2">
        <text:list-item>
          <text:p text:style-name="P17">Go in run-&gt; cmd then navigate to "C:\Program Files\nodejs".</text:p>
        </text:list-item>
        <text:list-item>
          <text:p text:style-name="P26"><text:span text:style-name="T1">R</text:span><text:span text:style-name="T1">un “npm install bower -g” .</text:span></text:p>
        </text:list-item>
        <text:list-item>
          <text:p text:style-name="P17">Run “npm install gulp -g” . If you are facing any issue ignore it for now.</text:p>
        </text:list-item>
        <text:list-item>
          <text:p text:style-name="P17">Now set the path for “npm” in the environment variable.</text:p>
        </text:list-item>
        <text:list-item>
          <text:p text:style-name="P31">Go to start menu -&gt; right click on computer -&gt; properties -&gt;advance system settings -&gt;advance -&gt; environment variable -&gt; new -&gt; set path(If there is any path exist already, then append the below path at the end.)</text:p>
        </text:list-item>
      </text:list>
      <text:p text:style-name="P12">"D:\Users\chakrk03\AppData\Roaming\npm;C:\Program Files\Git\bin;C:\Program Files\Git\cmd”</text:p>
      <text:p text:style-name="P12">For Git append :-- C:\Program Files\Git\bin;C:\Program Files\Git\cmd</text:p>
      <text:p text:style-name="P12">Note :- "chakrk03" is profile name. This will changes according to your profile. If you are not able to see AppData folder in your profile then go to folder option and changes the setting to "Show hidden file and folders".</text:p>
      <text:p text:style-name="P4"><text:s text:c="4"/>7. <text:s/>After path setting restart your ATG desktop. It will take some time.</text:p>
      <text:p text:style-name="P6">4. Codebase setup can be done in two different ways:-</text:p>
      <text:list xml:id="list4159984910869082460" text:style-name="L3">
        <text:list-item>
          <text:p text:style-name="P18">Using Git bash:- This setup is mandatory for code check out and check in github. Here you can use Notepad++ and Sublime text editor for code development.</text:p>
        </text:list-item>
        <text:list-item>
          <text:p text:style-name="P18">Using eclipse:- This setup is useful only for development point of view.</text:p>
        </text:list-item>
      </text:list>
      <text:p text:style-name="P6">5. Setup using Git bash:-</text:p>
      <text:list xml:id="list5558460416155593236" text:style-name="L4">
        <text:list-item>
          <text:p text:style-name="P19">Now open git bash, start menu -&gt; search for git bash.</text:p>
        </text:list-item>
        <text:list-item>
          <text:p text:style-name="P19"><text:s/>Run "cd D:".</text:p>
        </text:list-item>
        <text:list-item>
          <text:p text:style-name="P27"><text:span text:style-name="T1"><text:s/>Now run "mkdir foldername".</text:span></text:p>
        </text:list-item>
        <text:list-item>
          <text:p text:style-name="P19">Now run "cd foldername" .</text:p>
        </text:list-item>
        <text:list-item>
          <text:p text:style-name="P32"><text:span text:style-name="T6">Run the command “git clone </text:span><text:a xlink:type="simple" xlink:href="https://github.com/KITSGitHubAdmin/KITS-InStoreSellingWebUI.git" text:style-name="Internet_20_link" text:visited-style-name="Visited_20_Internet_20_Link"><text:span text:style-name="T7">https://github.com/KITSGitHubAdmin/KITS-InStoreSellingWebUI.git</text:span></text:a><text:span text:style-name="T6">”. </text:span></text:p>
        </text:list-item>
        <text:list-item>
          <text:p text:style-name="P32"><text:span text:style-name="T6">Run the command “git clone </text:span><text:a xlink:type="simple" xlink:href="https://github.com/KITSGitHubAdmin/KITS-InStoreSellingCoreLibrary.git" text:style-name="Internet_20_link" text:visited-style-name="Visited_20_Internet_20_Link"><text:span text:style-name="T7">https://github.com/KITSGitHubAdmin/KITS-InStoreSellingCoreLibrary.git</text:span></text:a><text:span text:style-name="T6">”.</text:span></text:p>
        </text:list-item>
        <text:list-item>
          <text:p text:style-name="P19">Navigate to KITS-InStoreSellingWebUI. Run "cd KITS-InStoreSellingWebUI".</text:p>
        </text:list-item>
        <text:list-item>
          <text:p text:style-name="P19">By default above step will download the master branch, if you need any specific branch then only do <text:soft-page-break/>below step.</text:p>
        </text:list-item>
        <text:list-item>
          <text:p text:style-name="P35">Run the command "git branch -a" . This command will show you all the available branches.</text:p>
        </text:list-item>
        <text:list-item>
          <text:p text:style-name="P35">Run the command "git checkout &lt;&lt;select required branch&gt;&gt;" . </text:p>
        </text:list-item>
        <text:list-item>
          <text:p text:style-name="P35">Run "git branch". </text:p>
        </text:list-item>
        <text:list-item>
          <text:p text:style-name="P19">Now run the command “npm install”.(From here the same steps will use for Eclipse setup).</text:p>
        </text:list-item>
        <text:list-item>
          <text:p text:style-name="P19">Run the command "gulp sass". (For any issue please look Error handling section)</text:p>
        </text:list-item>
        <text:list-item>
          <text:p text:style-name="P27"><text:span text:style-name="T1">Run the command "gulp serve-api --env=local-api" (if you need omnistore services then run command "gulp serve-api --env=local-api --omnistore") and it will run the application successfully. A url will be provided at the end. Copy that url and run in the browser. You will be able to see the below screen.</text:span></text:p>
        </text:list-item>
        <text:list-item>
          <text:p text:style-name="P19">If you are running <text:s/>omnistore services then need to add the IP address into Sandpit database. For this talk with team members.</text:p>
        </text:list-item>
      </text:list>
      <text:p text:style-name="P13"><draw:frame draw:style-name="fr1" draw:name="2" text:anchor-type="as-char" svg:width="6.0882in" style:rel-width="scale" svg:height="3.1075in" style:rel-height="scale" draw:z-index="0"><draw:object-ole xlink:href="./OleObj2" xlink:type="simple" xlink:show="embed" xlink:actuate="onLoad"/><draw:image xlink:href="./ObjectReplacements/OleObj2" xlink:type="simple" xlink:show="embed" xlink:actuate="onLoad"/></draw:frame></text:p>
      <text:p text:style-name="P6">6. Setup Using Eclipse :-</text:p>
      <text:list xml:id="list6677980114066770245" text:style-name="L5">
        <text:list-item>
          <text:p text:style-name="P28"><text:span text:style-name="T1">Create Eclipse workspace.</text:span><text:soft-page-break/><draw:frame draw:style-name="fr1" draw:name="3" text:anchor-type="as-char" svg:width="6.0744in" style:rel-width="scale" svg:height="3.5575in" style:rel-height="scale" draw:z-index="1"><draw:object-ole xlink:href="./OleObj3" xlink:type="simple" xlink:show="embed" xlink:actuate="onLoad"/><draw:image xlink:href="./ObjectReplacements/OleObj3" xlink:type="simple" xlink:show="embed" xlink:actuate="onLoad"/></draw:frame></text:p>
        </text:list-item>
        <text:list-item>
          <text:p text:style-name="P28"><text:span text:style-name="T1">Now Go to Import -&gt;Git-&gt;Project from Git.</text:span><draw:frame draw:style-name="fr1" draw:name="4" text:anchor-type="as-char" svg:width="6.0744in" style:rel-width="scale" svg:height="3.4165in" style:rel-height="scale" draw:z-index="2"><draw:object-ole xlink:href="./OleObj4" xlink:type="simple" xlink:show="embed" xlink:actuate="onLoad"/><draw:image xlink:href="./ObjectReplacements/OleObj4" xlink:type="simple" xlink:show="embed" xlink:actuate="onLoad"/></draw:frame><text:soft-page-break/><draw:frame draw:style-name="fr1" draw:name="5" text:anchor-type="as-char" svg:width="4.7953in" style:rel-width="scale" svg:height="5.7083in" style:rel-height="scale" draw:z-index="3"><draw:object-ole xlink:href="./OleObj5" xlink:type="simple" xlink:show="embed" xlink:actuate="onLoad"/><draw:image xlink:href="./ObjectReplacements/OleObj5" xlink:type="simple" xlink:show="embed" xlink:actuate="onLoad"/></draw:frame></text:p>
        </text:list-item>
        <text:list-item>
          <text:p text:style-name="P28"><text:span text:style-name="T1">Now click on next and select "Clone URL".</text:span><text:soft-page-break/><draw:frame draw:style-name="fr1" draw:name="6" text:anchor-type="as-char" svg:width="5.0055in" style:rel-width="scale" svg:height="5.6665in" style:rel-height="scale" draw:z-index="4"><draw:object-ole xlink:href="./OleObj6" xlink:type="simple" xlink:show="embed" xlink:actuate="onLoad"/><draw:image xlink:href="./ObjectReplacements/OleObj6" xlink:type="simple" xlink:show="embed" xlink:actuate="onLoad"/></draw:frame></text:p>
        </text:list-item>
        <text:list-item>
          <text:p text:style-name="P33"><text:span text:style-name="T6">Now to download the InStoreSellingCoreLibrary package, clone the url "</text:span><text:a xlink:type="simple" xlink:href="https://github.com/KITSGitHubAdmin/KITS-InStoreSellingCoreLibrary.git" text:style-name="Internet_20_link" text:visited-style-name="Visited_20_Internet_20_Link"><text:span text:style-name="T7">https://github.com/KITSGitHubAdmin/KITS-InStoreSellingCoreLibrary.git</text:span></text:a><text:span text:style-name="T6">". Give your Github username and password. Click on next</text:span><text:soft-page-break/><text:span text:style-name="T16"><draw:frame draw:style-name="fr1" draw:name="7" text:anchor-type="as-char" svg:width="5.1602in" style:rel-width="scale" svg:height="6.0882in" style:rel-height="scale" draw:z-index="5"><draw:object-ole xlink:href="./OleObj7" xlink:type="simple" xlink:show="embed" xlink:actuate="onLoad"/><draw:image xlink:href="./ObjectReplacements/OleObj7" xlink:type="simple" xlink:show="embed" xlink:actuate="onLoad"/></draw:frame></text:span></text:p>
        </text:list-item>
        <text:list-item>
          <text:p text:style-name="P28"><text:span text:style-name="T1">Now click on "Deselect All" and then select the required branch. Click on next.</text:span><text:soft-page-break/><draw:frame draw:style-name="fr1" draw:name="8" text:anchor-type="as-char" svg:width="5.3854in" style:rel-width="scale" svg:height="6.1583in" style:rel-height="scale" draw:z-index="6"><draw:object-ole xlink:href="./OleObj8" xlink:type="simple" xlink:show="embed" xlink:actuate="onLoad"/><draw:image xlink:href="./ObjectReplacements/OleObj8" xlink:type="simple" xlink:show="embed" xlink:actuate="onLoad"/></draw:frame></text:p>
        </text:list-item>
        <text:list-item>
          <text:p text:style-name="P28"><text:span text:style-name="T1">Now Create a folder in “D:” drive and browse into that. Your code will download here in local folder/Destination. This folder will be the same for both package InStoreSellingCoreLibrary and InStoreSellingWebUI. Click on Next.</text:span><text:soft-page-break/><draw:frame draw:style-name="fr1" draw:name="9" text:anchor-type="as-char" svg:width="5.3429in" style:rel-width="scale" svg:height="6.0744in" style:rel-height="scale" draw:z-index="7"><draw:object-ole xlink:href="./OleObj9" xlink:type="simple" xlink:show="embed" xlink:actuate="onLoad"/><draw:image xlink:href="./ObjectReplacements/OleObj9" xlink:type="simple" xlink:show="embed" xlink:actuate="onLoad"/></draw:frame></text:p>
        </text:list-item>
        <text:list-item>
          <text:p text:style-name="P28"><text:span text:style-name="T1">Now select "Import as general project". Click on next then Finish.</text:span><text:soft-page-break/><draw:frame draw:style-name="fr1" draw:name="10" text:anchor-type="as-char" svg:width="5.0339in" style:rel-width="scale" svg:height="5.8492in" style:rel-height="scale" draw:z-index="8"><draw:object-ole xlink:href="./OleObj10" xlink:type="simple" xlink:show="embed" xlink:actuate="onLoad"/><draw:image xlink:href="./ObjectReplacements/OleObj10" xlink:type="simple" xlink:show="embed" xlink:actuate="onLoad"/></draw:frame></text:p>
        </text:list-item>
        <text:list-item>
          <text:p text:style-name="P33"><text:span text:style-name="T6">Now to downloading the package InStoreSellingWebUI. Steps from 2 to 7 will be the same only url will change. Working local project folder/Destination will also same. URl for this :”</text:span><text:a xlink:type="simple" xlink:href="https://github.com/KITSGitHubAdmin/KITS-InStoreSellingWebUI.git" text:style-name="Internet_20_link" text:visited-style-name="Visited_20_Internet_20_Link"><text:span text:style-name="T16">https://github.com/KITSGitHubAdmin/KITS-InStoreSellingWebUI.git</text:span></text:a><text:span text:style-name="T7"> “.</text:span></text:p>
        </text:list-item>
        <text:list-item>
          <text:p text:style-name="P20"><text:s/>Now open command promt and navigate to project folder/KITS-InStoreSellingWebUI. Example :D:\ISS_Master_16082016\KITS-InStoreSellingWebUI. </text:p>
        </text:list-item>
        <text:list-item>
          <text:p text:style-name="P28"><text:span text:style-name="T1">Run the command "npm install".</text:span><draw:frame draw:style-name="fr1" draw:name="11" text:anchor-type="as-char" svg:width="6.0744in" style:rel-width="scale" svg:height="1.0689in" style:rel-height="scale" draw:z-index="9"><draw:object-ole xlink:href="./OleObj11" xlink:type="simple" xlink:show="embed" xlink:actuate="onLoad"/><draw:image xlink:href="./ObjectReplacements/OleObj11" xlink:type="simple" xlink:show="embed" xlink:actuate="onLoad"/></draw:frame></text:p>
        </text:list-item>
        <text:list-item>
          <text:p text:style-name="P20">Next all the steps will be the same as Git Bash setup from the step number 12 to last(As already mentioned ).</text:p>
        </text:list-item>
      </text:list>
      <text:p text:style-name="P7"><text:soft-page-break/>7. Error Handing section</text:p>
      <text:p text:style-name="P7">Issue related to Gulp:-</text:p>
      <text:list xml:id="list683662106008703354" text:style-name="L6">
        <text:list-item>
          <text:p text:style-name="P24">Copy the gulp folder from KITS-InStoreSellingWebUI of your project workspace ( D:\ISS_Master_18082016\KITS-InStoreSellingWebUI\node_modules) and pest it in node_modules <text:s/>folder of your profile\ AppData\Roaming\npm (D:\Users\daspra02\AppData\Roaming\npm\node_modules)</text:p>
        </text:list-item>
        <text:list-item>
          <text:p text:style-name="P29"><text:span text:style-name="T2">Now replace node_modules of gulp inside gulp folder (D:\Users\daspra02\AppData\Roaming\npm\node_modules\gulp\node_modules) with node_modules folder that is available at H share drive. Path is </text:span><text:span text:style-name="T11">H:\Projects\19189 SAP Template\Misc\Library\Gulp.</text:span></text:p>
        </text:list-item>
        <text:list-item>
          <text:p text:style-name="P30">Now copy two files with name “gulp” and “gulp.cmd” from H:\Projects\19189 SAP Template\Misc\Library\Gulp and pest it inside npm folder of your profile ( D:\Users\daspra02\AppData\Roaming\npm). </text:p>
        </text:list-item>
        <text:list-item>
          <text:p text:style-name="P30">Now run the command “gulp -v” to check wherther gulp is install properly or not.</text:p>
        </text:list-item>
        <text:list-item>
          <text:p text:style-name="P30">Now run command “gulp sass”.</text:p>
        </text:list-item>
        <text:list-item>
          <text:p text:style-name="P29"><text:span text:style-name="T11">If still facing any issue realted to gulp then run </text:span><text:span text:style-name="T11">the command "npm install gulp-sass".</text:span></text:p>
        </text:list-item>
      </text:list>
      <text:p text:style-name="P7">Issue related to registry:-</text:p>
      <text:p text:style-name="P4">If you face any error related to registry then changes registry.</text:p>
      <text:list xml:id="list33284211" text:continue-list="list6677980114066770245" text:style-name="L5">
        <text:list-header>
          <text:p text:style-name="P25"><text:span text:style-name="T16">“npm config set registry=</text:span><text:a xlink:type="simple" xlink:href="http://registry.npmjs.org/" text:style-name="Internet_20_link" text:visited-style-name="Visited_20_Internet_20_Link"><text:span text:style-name="T16">http://registry.npmjs.org</text:span></text:a><text:span text:style-name="T16">”</text:span></text:p>
        </text:list-header>
      </text:list>
      <text:p text:style-name="P7">Issue related to npm install:-</text:p>
      <text:p text:style-name="P4">Then clean cache :- </text:p>
      <text:p text:style-name="P5">Run the command “npm cache clean” and again run “npm install”.</text:p>
      <text:p text:style-name="P8">Issue related to bower:-</text:p>
      <text:list xml:id="list5388561945685647789" text:style-name="L7">
        <text:list-item>
          <text:p text:style-name="P21">Run the command “bower install”. </text:p>
        </text:list-item>
        <text:list-item>
          <text:p text:style-name="P34"><text:span text:style-name="T6">If it is not run successfully then delete the line: "kits-instoreselling-core": </text:span><text:a xlink:type="simple" xlink:href="https://github.com/KITSGitHubAdmin/KITS-InStoreSellingCoreLibrary.git" text:style-name="Internet_20_link" text:visited-style-name="Visited_20_Internet_20_Link"><text:span text:style-name="T7">https://github.com/KITSGitHubAdmin/KITS-InStoreSellingCoreLibrary.git</text:span></text:a><text:span text:style-name="T6"> “ in “bower.json” file.</text:span></text:p>
        </text:list-item>
        <text:list-item>
          <text:p text:style-name="P21">And again run the command “bower install”.</text:p>
        </text:list-item>
      </text:list>
      <text:p text:style-name="P7">Issue related to angular-local-storage :- </text:p>
      <text:list xml:id="list9166245745904111998" text:style-name="L8">
        <text:list-item>
          <text:p text:style-name="P22">Run the command "npm install angular-local-storage" .</text:p>
        </text:list-item>
        <text:list-item>
          <text:p text:style-name="P22">Copy the folder “angular-local-storage” from “D:\ISS_Master\KITS-InStoreSellingWebUI\node_modules” to “D:\ISS_Master\KITS-InStoreSellingWebUI\www\lib”.</text:p>
        </text:list-item>
      </text:list>
      <text:p text:style-name="P7"><text:soft-page-break/>Issue related to page loading after hitting the url:-</text:p>
      <text:list xml:id="list6572367767399984886" text:style-name="L9">
        <text:list-item>
          <text:p text:style-name="P23">Create a folder named "kits-instoreselling-core" in the path "D:\ISS_Master\KITS-InStoreSellingWebUI\www\lib".Copy the "dist" folder from "D:\ISS_Master\KITS-InStoreSellingCoreLibrary" and paste it into the newly created folder "kits-instoreselling-core".</text:p>
        </text:list-item>
        <text:list-item>
          <text:p text:style-name="P23">Keep "hapi"(as the package did not install successfully by npm install command) package in node-module (D:\ISS_Master\KITS-InStoreSellingWebUI\node_modules) folder from the path “H:\Projects\337131\UI”.</text:p>
        </text:list-item>
      </text:list>
      <text:p text:style-name="P7">Still facing any issue then try :-</text:p>
      <text:p text:style-name="P4">Delete the contents from the file "i18n-inject" in the location "D:\ISS_Master\KITS-InStoreSellingWebUI\gulp".</text:p>
      <text:p text:style-name="P4"/>
      <text:p text:style-name="P4"/>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egoe Print" svg:font-family="'Segoe Print'"/>
    <style:font-face style:name="Symbol" svg:font-family="Symbol"/>
    <style:font-face style:name="Arial" svg:font-family="Arial, Arial" style:font-family-generic="swiss"/>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8-26T13:09:48.88</dc:date>
    <meta:editing-duration>P3DT10H1M10S</meta:editing-duration>
    <meta:editing-cycles>22</meta:editing-cycles>
    <meta:generator>OpenOffice/4.1.1$Win32 OpenOffice.org_project/411m6$Build-9775</meta:generator>
    <meta:document-statistic meta:table-count="0" meta:image-count="0" meta:object-count="10" meta:page-count="12" meta:paragraph-count="89" meta:word-count="1148" meta:character-count="7815"/>
  </office:meta>
</office:document-meta>
</file>